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2000002FE74DDDF9F2199A82A.png" manifest:media-type="image/png"/>
  <manifest:file-entry manifest:full-path="Pictures/10000201000003350000030199F6D29050A18F8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535cm" fo:min-width="0.129cm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283cm" svg:height="18.999cm" svg:x="3.54cm" svg:y="1.001cm">
          <draw:image xlink:href="Pictures/10000201000003350000030199F6D29050A18F8E.png" xlink:type="simple" xlink:show="embed" xlink:actuate="onLoad" loext:mime-type="image/png">
            <text:p/>
          </draw:image>
        </draw:frame>
        <draw:frame draw:style-name="gr1" draw:text-style-name="P1" draw:layer="layout" svg:width="9.606cm" svg:height="8.996cm" svg:x="13.111cm" svg:y="1.497cm">
          <draw:image xlink:href="Pictures/1000020100000332000002FE74DDDF9F2199A82A.png" xlink:type="simple" xlink:show="embed" xlink:actuate="onLoad" loext:mime-type="image/png">
            <text:p/>
          </draw:image>
        </draw:frame>
        <draw:custom-shape draw:style-name="gr2" draw:text-style-name="P2" draw:layer="layout" svg:width="0.889cm" svg:height="3.937cm" svg:x="6.18cm" svg:y="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461cm" svg:y1="4.556cm" svg:x2="13.192cm" svg:y2="1.635cm">
          <text:p/>
        </draw:line>
        <draw:line draw:style-name="gr3" draw:text-style-name="P3" draw:layer="layout" svg:x1="6.588cm" svg:y1="8.493cm" svg:x2="13.954cm" svg:y2="10.0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5:56:48.244592108</meta:creation-date>
    <dc:date>2021-08-30T17:53:07.584320294</dc:date>
    <meta:editing-duration>PT1H56M19S</meta:editing-duration>
    <meta:editing-cycles>1</meta:editing-cycles>
    <meta:document-statistic meta:object-count="5"/>
    <meta:generator>LibreOffice/6.4.7.2$Linux_X86_64 LibreOffice_project/40$Build-2</meta:generator>
  </office:meta>
</office:document-meta>
</file>